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5pt" style:font-size-asian="15pt" style:font-size-complex="15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8cm" svg:y="0.442cm">
          <draw:text-box>
            <text:p text:style-name="P1"><text:span text:style-name="T1">Hymn #922</text:span></text:p>
            <text:p text:style-name="P1"><text:span text:style-name="T2">“</text:span><text:span text:style-name="T2">Go, My Children, with My Blessing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609cm">
          <draw:text-box>
            <text:p text:style-name="P4"><text:span text:style-name="T3">1.</text:span><text:span text:style-name="T4"> Go, My children, with My blessing,</text:span><text:span text:style-name="T4"><text:line-break/></text:span><text:span text:style-name="T4">Never alone.</text:span><text:span text:style-name="T4"><text:line-break/></text:span><text:span text:style-name="T4">Waking, sleeping, I am with you;</text:span><text:span text:style-name="T4"><text:line-break/></text:span><text:span text:style-name="T4">You are My 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609cm">
          <draw:text-box>
            <text:p text:style-name="P4"><text:span text:style-name="T4">In My love’s baptismal river</text:span><text:span text:style-name="T4"><text:line-break/></text:span><text:span text:style-name="T4">I have made you Mine forever.</text:span><text:span text:style-name="T4"><text:line-break/></text:span><text:span text:style-name="T4">Go, My children, with My blessing—</text:span><text:span text:style-name="T4"><text:line-break/></text:span><text:span text:style-name="T4">You are My 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609cm">
          <draw:text-box>
            <text:p text:style-name="P4"><text:span text:style-name="T3">2. </text:span><text:span text:style-name="T4">Go, My children, sins forgiven,</text:span><text:span text:style-name="T4"><text:line-break/></text:span><text:span text:style-name="T4">At peace and pure.</text:span><text:span text:style-name="T4"><text:line-break/></text:span><text:span text:style-name="T4">Here you learned how much I love you,</text:span><text:span text:style-name="T4"><text:line-break/></text:span><text:span text:style-name="T4">What I can cu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508cm">
          <draw:text-box>
            <text:p text:style-name="P4"><text:span text:style-name="T4">Here you heard My dear Son’s story;</text:span><text:span text:style-name="T4"><text:line-break/></text:span><text:span text:style-name="T4">Here you touched Him, saw His glory.</text:span><text:span text:style-name="T4"><text:line-break/></text:span><text:span text:style-name="T4">Go, My children, sins forgiven,</text:span><text:span text:style-name="T4"><text:line-break/></text:span><text:span text:style-name="T4">At peace and pu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508cm">
          <draw:text-box>
            <text:p text:style-name="P4"><text:span text:style-name="T3">3.</text:span><text:span text:style-name="T4"> Go, My children, fed and nourished,</text:span><text:span text:style-name="T4"><text:line-break/></text:span><text:span text:style-name="T4">Closer to Me;</text:span><text:span text:style-name="T4"><text:line-break/></text:span><text:span text:style-name="T4">Grow in love and love by serving,</text:span><text:span text:style-name="T4"><text:line-break/></text:span><text:span text:style-name="T4">Joyful and fre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508cm">
          <draw:text-box>
            <text:p text:style-name="P4"><text:span text:style-name="T4">Here My Spirit’s power filled you;</text:span><text:span text:style-name="T4"><text:line-break/></text:span><text:span text:style-name="T4">Here His tender comfort stilled you.</text:span><text:span text:style-name="T4"><text:line-break/></text:span><text:span text:style-name="T4">Go, My children, fed and nourished,</text:span><text:span text:style-name="T4"><text:line-break/></text:span><text:span text:style-name="T4">Joyful and fre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609cm">
          <draw:text-box>
            <text:p text:style-name="P4"><text:span text:style-name="T3">4.</text:span><text:span text:style-name="T4"> I the Lord will bless and keep you</text:span><text:span text:style-name="T4"><text:line-break/></text:span><text:span text:style-name="T4">And give you peace;</text:span><text:span text:style-name="T4"><text:line-break/></text:span><text:span text:style-name="T4">I the Lord will smile upon you</text:span><text:span text:style-name="T4"><text:line-break/></text:span><text:span text:style-name="T4">And give you peac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609cm">
          <draw:text-box>
            <text:p text:style-name="P4"><text:span text:style-name="T4">I the Lord will be your Father,</text:span><text:span text:style-name="T4"><text:line-break/></text:span><text:span text:style-name="T4">Savior, Comforter, and Brother.</text:span><text:span text:style-name="T4"><text:line-break/></text:span><text:span text:style-name="T4">Go, My children; I will keep you</text:span><text:span text:style-name="T4"><text:line-break/></text:span><text:span text:style-name="T4">And give you pe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office:forms form:automatic-focus="false" form:apply-design-mode="false"/>
        <draw:frame draw:style-name="gr3" draw:text-style-name="P9" draw:layer="layout" svg:width="24.384cm" svg:height="7.011cm" svg:x="1.778cm" svg:y="0.508cm">
          <draw:text-box>
            <text:p text:style-name="P4"><text:span text:style-name="T3">5.</text:span><text:span text:style-name="T4"> In this union I have joined you</text:span><text:span text:style-name="T4"><text:line-break/></text:span><text:span text:style-name="T4">Husband and wife,</text:span><text:span text:style-name="T4"><text:line-break/></text:span><text:span text:style-name="T4">Now, My children, live together</text:span><text:span text:style-name="T4"><text:line-break/></text:span><text:span text:style-name="T4">As heirs of lif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office:forms form:automatic-focus="false" form:apply-design-mode="false"/>
        <draw:frame draw:style-name="gr4" draw:text-style-name="P11" draw:layer="layout" svg:width="25.4cm" svg:height="14.057cm" svg:x="1.27cm" svg:y="0.508cm">
          <draw:text-box>
            <text:p text:style-name="P4"><text:span text:style-name="T4">Each the other’s gladness sharing,</text:span><text:span text:style-name="T4"><text:line-break/></text:span><text:span text:style-name="T4">Each the other’s burdens bearing,</text:span><text:span text:style-name="T4"><text:line-break/></text:span><text:span text:style-name="T4">Now, My children, live together</text:span><text:span text:style-name="T4"><text:line-break/></text:span><text:span text:style-name="T4">As heirs of life. </text:span></text:p>
            <text:p text:style-name="P10"><text:span text:style-name="T5"><text:line-break/></text:span><text:span text:style-name="T5"/></text:p>
            <text:p text:style-name="P10"><text:span text:style-name="T6"/></text:p>
            <text:p text:style-name="P10"><text:span text:style-name="T6">© 1983 Concordia Publishing House. </text:span></text:p>
            <text:p text:style-name="P10"><text:span text:style-name="T6">Used by permission:</text:span></text:p>
            <text:p text:style-name="P10"><text:span text:style-name="T6">LSB Hymn License</text:span></text:p>
            <text:p text:style-name="P10"><text:span text:style-name="T6">.NET, no. 100011038.</text:span></text:p>
            <text:p text:style-name="P10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20:28:23.384000000</meta:creation-date>
    <dc:title>1030 Wt. Intro</dc:title>
    <meta:editing-duration>PT16M11S</meta:editing-duration>
    <meta:editing-cycles>8</meta:editing-cycles>
    <meta:generator>LibreOffice/6.1.3.2$Windows_X86_64 LibreOffice_project/86daf60bf00efa86ad547e59e09d6bb77c699acb</meta:generator>
    <dc:date>2019-01-20T13:48:03.445000000</dc:date>
    <meta:document-statistic meta:object-count="197"/>
  </office:meta>
</office:document-meta>
</file>